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left" draw:textarea-vertical-align="top" draw:auto-grow-height="false" fo:min-height="11.638cm" fo:min-width="6.054cm" fo:padding-top="0.15cm" fo:padding-bottom="0.15cm" fo:padding-left="0.275cm" fo:padding-right="0.275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4.58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1.528cm" fo:min-width="4.58cm"/>
    </style:style>
    <style:style style:name="gr4" style:family="graphic" style:parent-style-name="objectwithoutfill">
      <style:graphic-properties svg:stroke-width="0.102cm" draw:marker-start="Arrow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fill-color="#dddddd" draw:textarea-horizontal-align="center" draw:textarea-vertical-align="middle" draw:auto-grow-height="false" fo:min-height="0.512cm" fo:min-width="4.58cm"/>
    </style:style>
    <style:style style:name="gr6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125cm"/>
    </style:style>
    <style:style style:name="P1" style:family="paragraph">
      <style:paragraph-properties fo:text-align="center"/>
      <style:text-properties style:font-name="CMU Serif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end"/>
      <style:text-properties style:font-name="CMU Serif" fo:font-size="12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style:font-name="CMU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04cm" svg:height="11.938cm" svg:x="1.778cm" svg:y="0.254cm">
          <text:p text:style-name="P1"><text:span text:style-name="T1">Branching Te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0.762cm" svg:x="2.54cm" svg:y="4.826cm">
          <text:p text:style-name="P3"><text:span text:style-name="T2">Init Scratchpad (LDI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5.08cm" svg:height="1.778cm" svg:x="2.54cm" svg:y="5.588cm">
          <text:p text:style-name="P3"><text:span text:style-name="T2">Random</text:span></text:p>
          <text:p text:style-name="P3"><text:span text:style-name="T2">Non-Branching</text:span></text:p>
          <text:p text:style-name="P3"><text:span text:style-name="T2">Instructio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0.762cm" svg:x="2.54cm" svg:y="9.906cm">
          <text:p text:style-name="P3"><text:span text:style-name="T2">Flush Pipeline (NOP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0.762cm" svg:x="2.54cm" svg:y="10.668cm">
          <text:p text:style-name="P3"><text:span text:style-name="T2">Stop Program (STOP)</text:span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7" draw:layer="layout" svg:x1="7.62cm" svg:y1="4.826cm" svg:x2="11.43cm" svg:y2="4.826cm">
          <text:p text:style-name="P5"><text:span text:style-name="T2">Start Address</text:span></text:p>
          <text:p text:style-name="P6"><text:span text:style-name="T2"/></text:p>
        </draw:line>
        <draw:custom-shape draw:style-name="gr5" draw:text-style-name="P8" draw:layer="layout" svg:width="5.08cm" svg:height="0.762cm" svg:x="2.54cm" svg:y="7.366cm">
          <text:p text:style-name="P3"><text:span text:style-name="T2">Branching Instructio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5.08cm" svg:height="1.778cm" svg:x="2.54cm" svg:y="1.524cm">
          <text:p text:style-name="P3"><text:span text:style-name="T2">Random</text:span></text:p>
          <text:p text:style-name="P3"><text:span text:style-name="T2">Non-Branching</text:span></text:p>
          <text:p text:style-name="P3"><text:span text:style-name="T2">Instructio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5.08cm" svg:height="0.762cm" svg:x="2.54cm" svg:y="3.302cm">
          <text:p text:style-name="P3"><text:span text:style-name="T2">Return Instructio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5.08cm" svg:height="1.778cm" svg:x="2.54cm" svg:y="8.128cm">
          <text:p text:style-name="P3"><text:span text:style-name="T2">Random</text:span></text:p>
          <text:p text:style-name="P3"><text:span text:style-name="T2">Non-Branching</text:span></text:p>
          <text:p text:style-name="P3"><text:span text:style-name="T2">Instructions</text:span></text:p>
          <draw:enhanced-geometry svg:viewBox="0 0 21600 21600" draw:mirror-horizontal="true" draw:type="rectangle" draw:enhanced-path="M 0 0 L 21600 0 21600 21600 0 21600 0 0 Z N"/>
        </draw:custom-shape>
        <draw:polyline draw:style-name="gr6" draw:text-style-name="P9" draw:layer="layout" svg:width="5.312cm" svg:height="5.629cm" draw:transform="rotate (2.40384197877179) translate (1.85050491842298cm 8.50554270598594cm)" svg:viewBox="0 0 5313 5630" draw:points="0,1025 1128,0 5313,4605 4186,5630">
          <text:p/>
        </draw:polyline>
        <draw:polyline draw:style-name="gr6" draw:text-style-name="P9" draw:layer="layout" svg:width="4.571cm" svg:height="4.444cm" svg:x="7.62cm" svg:y="3.683cm" svg:viewBox="0 0 4572 4445" draw:points="0,0 4572,0 4572,4445 0,4445">
          <text:p/>
        </draw:polyline>
        <draw:frame draw:style-name="gr7" draw:text-style-name="P11" draw:layer="layout" svg:width="3.556cm" svg:height="0.806cm" draw:transform="rotate (1.5707963267949) translate (0.254cm 6.35cm)">
          <draw:text-box>
            <text:p text:style-name="P10"><text:span text:style-name="T3">Call</text:span></text:p>
          </draw:text-box>
        </draw:frame>
        <draw:frame draw:style-name="gr7" draw:text-style-name="P11" draw:layer="layout" svg:width="3.556cm" svg:height="0.806cm" draw:transform="rotate (-1.5707963267949) translate (12.998cm 4.064cm)">
          <draw:text-box>
            <text:p text:style-name="P10"><text:span text:style-name="T3">Retur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2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7:41:10.034374080</meta:creation-date>
    <dc:date>2017-07-12T19:01:18.872909251</dc:date>
    <meta:editing-duration>PT1H20M7S</meta:editing-duration>
    <meta:editing-cycles>3</meta:editing-cycles>
    <meta:generator>LibreOffice/5.0.6.2$Linux_X86_64 LibreOffice_project/00$Build-2</meta:generator>
    <meta:document-statistic meta:object-count="14"/>
  </office:meta>
</office:document-meta>
</file>